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2.367cm" table:align="left"/>
    </style:style>
    <style:style style:name="Таблица1.A" style:family="table-column">
      <style:table-column-properties style:column-width="1.584cm"/>
    </style:style>
    <style:style style:name="Таблица1.B" style:family="table-column">
      <style:table-column-properties style:column-width="3.715cm"/>
    </style:style>
    <style:style style:name="Таблица1.C" style:family="table-column">
      <style:table-column-properties style:column-width="3.247cm"/>
    </style:style>
    <style:style style:name="Таблица1.D" style:family="table-column">
      <style:table-column-properties style:column-width="3.82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size="16pt" officeooo:rsid="00537cbd" officeooo:paragraph-rsid="001eb393" style:font-size-asian="16pt" style:font-size-complex="16pt"/>
    </style:style>
    <style:style style:name="P2" style:family="paragraph" style:parent-style-name="Standard">
      <style:text-properties fo:font-size="16pt" officeooo:rsid="00537cbd" officeooo:paragraph-rsid="001eb39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51c912" officeooo:paragraph-rsid="001eb393" style:font-size-asian="16pt" style:font-size-complex="16pt"/>
    </style:style>
    <style:style style:name="P4" style:family="paragraph" style:parent-style-name="Standard">
      <style:text-properties fo:font-size="16pt" officeooo:rsid="00648301" officeooo:paragraph-rsid="001eb393" style:font-size-asian="16pt" style:font-size-complex="16pt"/>
    </style:style>
    <style:style style:name="P5" style:family="paragraph" style:parent-style-name="Standard">
      <style:text-properties fo:font-size="16pt" fo:language="ru" fo:country="RU" officeooo:rsid="00537cbd" officeooo:paragraph-rsid="001eb39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c9211e" fo:font-size="25pt" officeooo:paragraph-rsid="001eb393" style:font-size-asian="25pt" style:font-size-complex="25pt"/>
    </style:style>
    <style:style style:name="P7" style:family="paragraph" style:parent-style-name="Standard">
      <style:text-properties fo:color="#c9211e" fo:font-size="16pt" officeooo:rsid="00648301" officeooo:paragraph-rsid="001eb393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505667" officeooo:paragraph-rsid="001eb39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officeooo:paragraph-rsid="001eb393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537cbd" officeooo:paragraph-rsid="001eb393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1eb393"/>
    </style:style>
    <style:style style:name="P12" style:family="paragraph" style:parent-style-name="Standard">
      <style:paragraph-properties fo:text-align="start" style:justify-single-word="false"/>
      <style:text-properties fo:font-size="18pt" fo:font-style="italic" officeooo:rsid="0006d002" officeooo:paragraph-rsid="001eb393" style:font-size-asian="18pt" style:font-style-asian="italic" style:font-size-complex="18pt" style:font-style-complex="italic"/>
    </style:style>
    <style:style style:name="P13" style:family="paragraph" style:parent-style-name="Standard">
      <style:text-properties fo:color="#000000" fo:font-size="16pt" officeooo:rsid="04dba78f" officeooo:paragraph-rsid="001eb393" style:font-size-asian="16pt" style:font-size-complex="16pt"/>
    </style:style>
    <style:style style:name="P14" style:family="paragraph" style:parent-style-name="Standard">
      <style:text-properties officeooo:paragraph-rsid="001eb393"/>
    </style:style>
    <style:style style:name="P15" style:family="paragraph" style:parent-style-name="Table_20_Contents">
      <style:text-properties officeooo:paragraph-rsid="001eb393"/>
    </style:style>
    <style:style style:name="P16" style:family="paragraph" style:parent-style-name="Table_20_Heading">
      <style:text-properties officeooo:paragraph-rsid="001eb393"/>
    </style:style>
    <style:style style:name="P17" style:family="paragraph" style:parent-style-name="Text_20_body">
      <style:text-properties fo:font-size="16pt" officeooo:rsid="00537cbd" officeooo:paragraph-rsid="001eb393" style:font-size-asian="16pt" style:font-size-complex="16pt"/>
    </style:style>
    <style:style style:name="P18" style:family="paragraph" style:parent-style-name="Text_20_body">
      <style:text-properties fo:font-size="16pt" officeooo:rsid="001eb393" officeooo:paragraph-rsid="001eb393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6d65" style:font-weight-asian="bold" style:font-weight-complex="bold"/>
    </style:style>
    <style:style style:name="T3" style:family="text">
      <style:text-properties fo:font-weight="bold" officeooo:rsid="005887b4" style:font-weight-asian="bold" style:font-weight-complex="bold"/>
    </style:style>
    <style:style style:name="T4" style:family="text">
      <style:text-properties fo:font-weight="bold" officeooo:rsid="00505667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officeooo:rsid="00537cbd" style:font-size-asian="18pt" style:font-style-asian="italic" style:font-size-complex="18pt" style:font-style-complex="italic"/>
    </style:style>
    <style:style style:name="T7" style:family="text">
      <style:text-properties fo:font-size="18pt" fo:font-style="italic" officeooo:rsid="0051c912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5887b4" style:font-size-asian="18pt" style:font-style-asian="italic" style:font-size-complex="18pt" style:font-style-complex="italic"/>
    </style:style>
    <style:style style:name="T9" style:family="text">
      <style:text-properties fo:font-size="16pt" fo:language="ru" fo:country="RU" officeooo:rsid="00537cbd" style:font-size-asian="16pt" style:font-size-complex="16pt"/>
    </style:style>
    <style:style style:name="T10" style:family="text">
      <style:text-properties fo:font-size="16pt" fo:language="ru" fo:country="RU" officeooo:rsid="005d0864" style:font-size-asian="16pt" style:font-size-complex="16pt"/>
    </style:style>
    <style:style style:name="T11" style:family="text">
      <style:text-properties fo:font-size="16pt" fo:language="ru" fo:country="RU" officeooo:rsid="00608438" style:font-size-asian="16pt" style:font-size-complex="16pt"/>
    </style:style>
    <style:style style:name="T12" style:family="text">
      <style:text-properties fo:font-size="16pt" fo:language="ru" fo:country="RU" officeooo:rsid="0060c2a8" style:font-size-asian="16pt" style:font-size-complex="16pt"/>
    </style:style>
    <style:style style:name="T13" style:family="text">
      <style:text-properties fo:font-size="16pt" fo:language="ru" fo:country="RU" officeooo:rsid="04daa3ae" style:font-size-asian="16pt" style:font-size-complex="16pt"/>
    </style:style>
    <style:style style:name="T14" style:family="text">
      <style:text-properties fo:font-size="16pt" fo:language="ru" fo:country="RU" officeooo:rsid="04e066b7" fo:background-color="#ff0000" loext:char-shading-value="0" style:font-size-asian="16pt" style:font-size-complex="16pt"/>
    </style:style>
    <style:style style:name="T15" style:family="text">
      <style:text-properties fo:color="#c9211e"/>
    </style:style>
    <style:style style:name="T16" style:family="text">
      <style:text-properties officeooo:rsid="04df01a6"/>
    </style:style>
    <style:style style:name="T17" style:family="text">
      <style:text-properties officeooo:rsid="0051c912"/>
    </style:style>
    <style:style style:name="T18" style:family="text">
      <style:text-properties officeooo:rsid="005887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Пролог </text:span><text:span text:style-name="T3">(</text:span><text:span text:style-name="T1">Prologue</text:span><text:span text:style-name="T3">)</text:span></text:p>
      <text:p text:style-name="P8"/>
      <text:p text:style-name="P9"><text:span text:style-name="T4">Примечания к версиям </text:span><text:span text:style-name="T3">(</text:span>Release Notes<text:span text:style-name="T3">).</text:span></text:p>
      <text:p text:style-name="P10"/>
      <text:p text:style-name="P11"><text:span text:style-name="T6"># </text:span><text:span text:style-name="T7">Схема управления версиями </text:span><text:span text:style-name="T8">(</text:span><text:a xlink:type="simple" xlink:href="https://laravel.com/docs/8.x/releases#versioning-scheme" text:style-name="Internet_20_link" text:visited-style-name="Visited_20_Internet_20_Link"><text:span text:style-name="T5">Versioning Scheme</text:span></text:a><text:span text:style-name="T8">)</text:span></text:p>
      <text:p text:style-name="P11"><text:span text:style-name="T6"># </text:span><text:span text:style-name="T7">Политика поддержки <text:s/></text:span><text:span text:style-name="T8">(</text:span><text:a xlink:type="simple" xlink:href="https://laravel.com/docs/8.x/releases#support-policy" text:style-name="Internet_20_link" text:visited-style-name="Visited_20_Internet_20_Link"><text:span text:style-name="T5">Support Policy</text:span></text:a><text:span text:style-name="T8">)</text:span></text:p>
      <text:p text:style-name="P12"/>
      <text:p text:style-name="P3"><text:span text:style-name="T6"># </text:span><text:span text:style-name="T5">Схема управления версиями </text:span><text:span text:style-name="T8">(</text:span><text:a xlink:type="simple" xlink:href="https://laravel.com/docs/8.x/releases#versioning-scheme" text:style-name="Internet_20_link" text:visited-style-name="Visited_20_Internet_20_Link"><text:span text:style-name="T5">Versioning Scheme</text:span></text:a><text:span text:style-name="T8">)</text:span></text:p>
      <text:p text:style-name="P14"><text:span text:style-name="T9">Laravel и другие его пакеты следуют семантическому управлению версиями </text:span><text:span text:style-name="T10">(</text:span><text:a xlink:type="simple" xlink:href="https://semver.org/" text:style-name="Internet_20_link" text:visited-style-name="Visited_20_Internet_20_Link">Semantic Versioning</text:a><text:span text:style-name="T10">)</text:span><text:span text:style-name="T9">. Основные выпуски фреймворка </text:span><text:span text:style-name="T11">(Major framework releases) </text:span><text:span text:style-name="T9">выпускаются каждые шесть месяцев (~ март и ~ сентябрь), в то время как второстепенные релизы </text:span><text:span text:style-name="T12">(</text:span><text:span text:style-name="T9">minor releases</text:span><text:span text:style-name="T12">)</text:span><text:span text:style-name="T9"> и патчи </text:span><text:span text:style-name="T12">(</text:span><text:span text:style-name="T9">patch releases </text:span><text:span text:style-name="T12">) </text:span><text:span text:style-name="T9">могут выпускаться каждую неделю. Незначительные релизы и патчи никогда не содержат критических изменений, </text:span><text:span text:style-name="T13">что не скажешь о основных выпусках Laravel.</text:span><text:span text:style-name="T9"><text:line-break/></text:span></text:p>
      <text:p text:style-name="P4"><text:span text:style-name="T15">Это еще перевести и ссылку добавить: </text:span><text:a xlink:type="simple" xlink:href="https://semver.org/" text:style-name="Internet_20_link" text:visited-style-name="Visited_20_Internet_20_Link">https://semver.org/</text:a><text:span text:style-name="T15">.</text:span></text:p>
      <text:p text:style-name="P7"/>
      <text:p text:style-name="P13">Сделать тест на знания Laravel)))). Вот это будет годно. <text:span text:style-name="T16">При чем очень сложный. </text:span></text:p>
      <text:p text:style-name="P2"/>
      <text:p text:style-name="P1"># <text:span text:style-name="T17">Политика поддержки <text:s/></text:span><text:span text:style-name="T18">(</text:span><text:a xlink:type="simple" xlink:href="https://laravel.com/docs/8.x/releases#support-policy" text:style-name="Internet_20_link" text:visited-style-name="Visited_20_Internet_20_Link">Support Policy</text:a><text:span text:style-name="T18">)</text:span></text:p>
      <text:p text:style-name="P14"><text:span text:style-name="T9">Для выпусков LTS </text:span><text:span text:style-name="T14">(тут расшифровка, в конце статьи можно делать сноски)</text:span><text:span text:style-name="T9">, таких как Laravel 6, исправления ошибок предоставляются на 2 года, а исправления безопасности <text:s/>- на 3 года. Эти выпуски обеспечивают самый продолжительный период поддержки и обслуживания. Для общих выпусков исправления ошибок предоставляются на 7 месяцев, а исправления безопасности - на 1 год. Для всех дополнительных библиотек, включая Lumen, только последний выпуск получает исправления ошибок. 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6">Version</text:p>
            </table:table-cell>
            <table:table-cell table:style-name="Таблица1.A1" office:value-type="string">
              <text:p text:style-name="P16">Release</text:p>
            </table:table-cell>
            <table:table-cell table:style-name="Таблица1.A1" office:value-type="string">
              <text:p text:style-name="P16">Bug Fixes Until</text:p>
            </table:table-cell>
            <table:table-cell table:style-name="Таблица1.A1" office:value-type="string">
              <text:p text:style-name="P16">Security Fixes Until</text:p>
            </table:table-cell>
          </table:table-row>
        </table:table-header-rows>
        <table:table-row>
          <table:table-cell table:style-name="Таблица1.A1" office:value-type="string">
            <text:p text:style-name="P15">6 (LTS)</text:p>
          </table:table-cell>
          <table:table-cell table:style-name="Таблица1.A1" office:value-type="string">
            <text:p text:style-name="P15">September 3rd, 2019</text:p>
          </table:table-cell>
          <table:table-cell table:style-name="Таблица1.A1" office:value-type="string">
            <text:p text:style-name="P15">October 5th, 2021</text:p>
          </table:table-cell>
          <table:table-cell table:style-name="Таблица1.A1" office:value-type="string">
            <text:p text:style-name="P15">September 3rd, 2022</text:p>
          </table:table-cell>
        </table:table-row>
        <table:table-row>
          <table:table-cell table:style-name="Таблица1.A1" office:value-type="string">
            <text:p text:style-name="P15">7</text:p>
          </table:table-cell>
          <table:table-cell table:style-name="Таблица1.A1" office:value-type="string">
            <text:p text:style-name="P15">March 3rd, 2020</text:p>
          </table:table-cell>
          <table:table-cell table:style-name="Таблица1.A1" office:value-type="string">
            <text:p text:style-name="P15">October 6th, 2020</text:p>
          </table:table-cell>
          <table:table-cell table:style-name="Таблица1.A1" office:value-type="string">
            <text:p text:style-name="P15">March 3rd, 2021</text:p>
          </table:table-cell>
        </table:table-row>
        <table:table-row>
          <table:table-cell table:style-name="Таблица1.A1" office:value-type="string">
            <text:p text:style-name="P15">8</text:p>
          </table:table-cell>
          <table:table-cell table:style-name="Таблица1.A1" office:value-type="string">
            <text:p text:style-name="P15">September 8th, 2020</text:p>
          </table:table-cell>
          <table:table-cell table:style-name="Таблица1.A1" office:value-type="string">
            <text:p text:style-name="P15">April 6th, 2021</text:p>
          </table:table-cell>
          <table:table-cell table:style-name="Таблица1.A1" office:value-type="string">
            <text:p text:style-name="P15">September 8th, 2021</text:p>
          </table:table-cell>
        </table:table-row>
      </table:table>
      <text:p text:style-name="P17"/>
      <text:p text:style-name="P17"/>
      <text:p text:style-name="P18"><text:soft-page-break/>не читал после ларавель 8 — там что новое. </text:p>
      <text:p text:style-name="P18"><text:a xlink:type="simple" xlink:href="https://laravel.com/api/8.x/" text:style-name="Internet_20_link" text:visited-style-name="Visited_20_Internet_20_Link">https://laravel.com/api/8.x/</text:a></text:p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3:38:42.359637583</meta:creation-date>
    <meta:generator>LibreOffice/6.4.6.2$Linux_X86_64 LibreOffice_project/40$Build-2</meta:generator>
    <dc:date>2020-11-02T13:41:44.442103938</dc:date>
    <meta:editing-duration>PT3M2S</meta:editing-duration>
    <meta:editing-cycles>1</meta:editing-cycles>
    <meta:document-statistic meta:table-count="1" meta:image-count="0" meta:object-count="0" meta:page-count="2" meta:paragraph-count="28" meta:word-count="221" meta:character-count="1550" meta:non-whitespace-character-count="1349"/>
  </office:meta>
</office:document-meta>
</file>